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05abfd" officeooo:paragraph-rsid="0005abfd" style:font-size-asian="17.5pt" style:font-size-complex="20pt"/>
    </style:style>
    <style:style style:name="P2" style:family="paragraph" style:parent-style-name="Standard">
      <style:text-properties fo:font-size="20pt" officeooo:rsid="0005abfd" officeooo:paragraph-rsid="00004f58" style:font-size-asian="17.5pt" style:font-size-complex="20pt"/>
    </style:style>
    <style:style style:name="P3" style:family="paragraph" style:parent-style-name="Standard">
      <style:text-properties fo:font-size="20pt" officeooo:rsid="00091a67" officeooo:paragraph-rsid="00091a67" style:font-size-asian="17.5pt" style:font-size-complex="20pt"/>
    </style:style>
    <style:style style:name="P4" style:family="paragraph" style:parent-style-name="Standard">
      <style:text-properties fo:font-size="20pt" officeooo:rsid="000d6b28" officeooo:paragraph-rsid="000d6b28" style:font-size-asian="17.5pt" style:font-size-complex="20pt"/>
    </style:style>
    <style:style style:name="P5" style:family="paragraph" style:parent-style-name="Standard">
      <style:text-properties fo:font-size="20pt" officeooo:rsid="000f11d3" officeooo:paragraph-rsid="000f11d3" style:font-size-asian="17.5pt" style:font-size-complex="20pt"/>
    </style:style>
    <style:style style:name="P6" style:family="paragraph" style:parent-style-name="Standard">
      <style:text-properties fo:font-size="30pt" officeooo:rsid="0005abfd" officeooo:paragraph-rsid="0005abfd" style:font-size-asian="30pt" style:font-size-complex="30pt"/>
    </style:style>
    <style:style style:name="P7" style:family="paragraph" style:parent-style-name="Standard">
      <style:text-properties officeooo:paragraph-rsid="0005abfd"/>
    </style:style>
    <style:style style:name="T1" style:family="text">
      <style:text-properties fo:font-size="20pt" officeooo:rsid="0005abfd" style:font-size-asian="17.5pt" style:font-size-complex="20pt"/>
    </style:style>
    <style:style style:name="T2" style:family="text">
      <style:text-properties fo:font-size="20pt" officeooo:rsid="000ec292" style:font-size-asian="17.5pt" style:font-size-complex="20pt"/>
    </style:style>
    <style:style style:name="T3" style:family="text">
      <style:text-properties fo:font-size="20pt" officeooo:rsid="000f11d3" style:font-size-asian="17.5pt" style:font-size-complex="2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OMMANDES</text:p>
      <text:p text:style-name="P2">0 – Avancer</text:p>
      <text:p text:style-name="P1">1 – Reculer</text:p>
      <text:p text:style-name="P1">2 – Tourner à droite</text:p>
      <text:p text:style-name="P1">3 – Tourner à gauche</text:p>
      <text:p text:style-name="P1">4 – Menu</text:p>
      <text:p text:style-name="P1">5 – Sauter</text:p>
      <text:p text:style-name="P7"><text:span text:style-name="T1">6 – </text:span><text:span text:style-name="T3">Lancer </text:span><text:span text:style-name="T1">G</text:span><text:span text:style-name="T2">rappin</text:span></text:p>
      <text:p text:style-name="P3">7 – Courir</text:p>
      <text:p text:style-name="P4">8 – Interagir</text:p>
      <text:p text:style-name="P5">9 – Récupérer</text:p>
      <text:p text:style-name="P5">10 – Afficher Objets</text:p>
      <text:p text:style-name="P5">11 – Arrêt Grappin</text:p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7-15T14:23:22.705000000</meta:creation-date>
    <dc:date>2021-07-27T15:17:05.569000000</dc:date>
    <meta:editing-duration>PT4M31S</meta:editing-duration>
    <meta:editing-cycles>5</meta:editing-cycles>
    <meta:generator>LibreOffice/6.3.4.2$Windows_X86_64 LibreOffice_project/60da17e045e08f1793c57c00ba83cdfce946d0aa</meta:generator>
    <meta:document-statistic meta:table-count="0" meta:image-count="0" meta:object-count="0" meta:page-count="1" meta:paragraph-count="13" meta:word-count="32" meta:character-count="181" meta:non-whitespace-character-count="150"/>
  </office:meta>
</office:document-meta>
</file>